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40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ext-properties style:font-name="SUN5.0" fo:font-size="26pt" style:font-size-asian="26pt" style:font-size-complex="26pt"/>
    </style:style>
    <style:style style:name="ce26" style:family="table-cell" style:parent-style-name="Default">
      <style:table-cell-properties style:cell-protect="none" style:print-content="true" fo:border="0.06pt solid #000000"/>
      <style:text-properties style:font-name="SUN5.0" fo:font-size="26pt" style:font-size-asian="26pt" style:font-size-complex="26pt"/>
    </style:style>
    <style:style style:name="ce27" style:family="table-cell" style:parent-style-name="Default">
      <style:table-cell-properties fo:border="0.06pt solid #000000"/>
      <style:text-properties style:font-name="SUN5.0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default-cell-style-name="ce1"/>
        <table:table-column table:style-name="co6" table:number-columns-repeated="7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Murathi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2"/>
          <table:table-cell table:style-name="ce9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  <table:table-cell table:style-name="ce12" table:number-columns-repeated="1016"/>
          <table:table-cell table:number-columns-repeated="3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6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style-name="ce6"/>
          <table:table-cell table:style-name="ce35" table:number-columns-repeated="1017"/>
          <table:table-cell table:style-name="ce3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0"/>
        </table:table-row>
        <table:table-row table:style-name="ro1" table:number-rows-repeated="10476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91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7:12:21.0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1-25T17:14:50.498000000</dc:date>
    <meta:editing-cycles>125</meta:editing-cycles>
    <meta:editing-duration>PT15H31M27S</meta:editing-duration>
    <meta:generator>LibreOffice/6.1.3.2$Windows_X86_64 LibreOffice_project/86daf60bf00efa86ad547e59e09d6bb77c699acb</meta:generator>
    <meta:document-statistic meta:table-count="1" meta:cell-count="35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